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g" manifest:media-type="image/jpeg"/>
  <manifest:file-entry manifest:full-path="media/image4.jp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jpg" manifest:media-type="image/jpe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5in" fo:padding-bottom="0.05in" fo:padding-left="0.1in" fo:padding-right="0.1in" draw:textarea-vertical-align="middle" draw:textarea-horizontal-align="center" draw:fill="solid" draw:fill-color="#548235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7">
      <style:graphic-properties draw:fill="none" draw:stroke="solid" svg:stroke-width="0.0625in" svg:stroke-color="#4472c4" draw:marker-end="a446" svg:stroke-opacity="100%" draw:stroke-linejoin="miter" svg:stroke-linecap="butt"/>
    </style:style>
    <style:style style:family="graphic" style:name="a449">
      <style:graphic-properties draw:fill="none" draw:stroke="solid" svg:stroke-width="0.0625in" svg:stroke-color="#4472c4" draw:marker-end="a448" svg:stroke-opacity="100%" draw:stroke-linejoin="miter" svg:stroke-linecap="butt"/>
    </style:style>
    <style:style style:family="graphic" style:name="a490">
      <style:graphic-properties draw:fill="none" draw:stroke="solid" svg:stroke-width="0.0625in" svg:stroke-color="#4472c4" draw:marker-end="a489" svg:stroke-opacity="100%" draw:stroke-linejoin="miter" svg:stroke-linecap="butt"/>
    </style:style>
    <style:style style:family="graphic" style:name="a492">
      <style:graphic-properties draw:fill="none" draw:stroke="solid" svg:stroke-width="0.0625in" svg:stroke-color="#4472c4" draw:marker-end="a491" svg:stroke-opacity="100%" draw:stroke-linejoin="miter" svg:stroke-linecap="butt"/>
    </style:style>
    <style:style style:family="graphic" style:name="a494">
      <style:graphic-properties draw:fill="none" draw:stroke="solid" svg:stroke-width="0.0625in" svg:stroke-color="#4472c4" draw:marker-end="a493" svg:stroke-opacity="100%" draw:stroke-linejoin="miter" svg:stroke-linecap="butt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05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7" style:parent-style-name="Graphics">
      <style:graphic-properties draw:fill="none" draw:stroke="non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1">
      <style:graphic-properties draw:fill="none" draw:stroke="solid" svg:stroke-width="0.0625in" svg:stroke-color="#4472c4" draw:marker-end="a450" svg:stroke-opacity="100%" draw:stroke-linejoin="miter" svg:stroke-linecap="butt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6">
      <style:graphic-properties fo:wrap-option="wrap" fo:padding-top="0.05in" fo:padding-bottom="0.05in" fo:padding-left="0.1in" fo:padding-right="0.1in" draw:textarea-vertical-align="middle" draw:textarea-horizontal-align="center" draw:fill="solid" draw:fill-color="#ed7d31" draw:opacity="100%" draw:stroke="solid" svg:stroke-width="0.01389in" svg:stroke-color="#ae5a2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4472c4" svg:stroke-opacity="100%" draw:auto-grow-width="false" draw:auto-grow-height="tru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4472c4" svg:stroke-opacity="100%" draw:auto-grow-width="false" draw:auto-grow-heigh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1" style:parent-style-name="Graphics">
      <style:graphic-properties draw:fill="none" draw:stroke="non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2" style:parent-style-name="Graphics">
      <style:graphic-properties draw:fill="none" draw:stroke="none"/>
    </style:style>
    <style:style style:family="paragraph" style:name="a5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 style:parent-style-name="Graphics">
      <style:graphic-properties draw:fill="none" draw:stroke="none"/>
    </style:style>
    <style:style style:family="graphic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4" style:parent-style-name="Graphics">
      <style:graphic-properties draw:fill="none" draw:stroke="non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25" style:parent-style-name="Graphics">
      <style:graphic-properties draw:fill="none" draw:stroke="non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 style:parent-style-name="Graphics">
      <style:graphic-properties draw:fill="none" draw:stroke="none"/>
    </style:style>
    <style:style style:family="graphic" style:name="a4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2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4472c4" svg:stroke-opacity="100%" draw:auto-grow-width="false" draw:auto-grow-height="true"/>
      <style:paragraph-properties style:font-independent-line-spacing="tru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4">
      <style:graphic-properties draw:fill="none" draw:stroke="solid" svg:stroke-width="0.0625in" svg:stroke-color="#4472c4" draw:marker-end="a473" svg:stroke-opacity="100%" draw:stroke-linejoin="miter" svg:stroke-linecap="butt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4472c4" svg:stroke-opacity="100%" draw:auto-grow-width="false" draw:auto-grow-heigh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520" style:parent-style-name="Graphics">
      <style:graphic-properties draw:fill="none" draw:stroke="non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21" style:parent-style-name="Graphics">
      <style:graphic-properties draw:fill="none" draw:stroke="non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34" style:parent-style-name="Graphics">
      <style:graphic-properties draw:fill="none" draw:stroke="none"/>
    </style:style>
    <style:style style:family="graphic" style:name="a435" style:parent-style-name="Graphics">
      <style:graphic-properties draw:fill="none" draw:stroke="none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37" style:parent-style-name="Graphics">
      <style:graphic-properties draw:fill="none" draw:stroke="none"/>
    </style:style>
    <style:style style:family="graphic" style:name="a438" style:parent-style-name="Graphics">
      <style:graphic-properties draw:fill="none" draw:stroke="none"/>
    </style:style>
    <style:style style:family="graphic" style:name="a439" style:parent-style-name="Graphics">
      <style:graphic-properties draw:fill="none" draw:stroke="non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 style:parent-style-name="Graphics">
      <style:graphic-properties draw:fill="none" draw:stroke="non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8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8">
      <style:graphic-properties draw:fill="none" draw:stroke="solid" svg:stroke-width="0.0625in" svg:stroke-color="#4472c4" svg:stroke-opacity="100%" draw:stroke-linejoin="miter" svg:stroke-linecap="butt"/>
    </style:style>
    <style:style style:family="graphic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9" draw:name="TextBox 3" svg:x="2.14493in" svg:y="0.20252in" svg:width="8.08696in" svg:height="1.98587in">
          <draw:text-box>
            <text:p text:style-name="a383" text:class-names="" text:cond-style-name=""><text:span text:style-name="a381" text:class-names="">Selenium</text:span><text:span text:style-name="a382" text:class-names=""><text:s text:c="1"/>Automation Testing Tool</text:span></text:p>
            <text:p text:style-name="a385" text:class-names="" text:cond-style-name=""><text:span text:style-name="a384" text:class-names="">for<text:s text:c="1"/></text:span></text:p>
            <text:p text:style-name="a388" text:class-names="" text:cond-style-name=""><text:span text:style-name="a386" text:class-names="">CrowSoft</text:span><text:span text:style-name="a387" text:class-names=""/></text:p>
          </draw:text-box>
          <svg:title/>
          <svg:desc/>
        </draw:frame>
        <draw:frame draw:id="id64" draw:style-name="a390" draw:name="Picture 5" svg:x="0.37848in" svg:y="2.0345in" svg:width="4.69231in" svg:height="4.68539in" style:rel-width="scale" style:rel-height="scale">
          <draw:image xlink:href="media/image1.png" xlink:type="simple" xlink:show="embed" xlink:actuate="onLoad"/>
          <svg:title/>
          <svg:desc/>
        </draw:frame>
        <draw:frame draw:id="id65" draw:style-name="a397" draw:name="TextBox 6" svg:x="4.78094in" svg:y="2.37305in" svg:width="7.20457in" svg:height="1.04342in">
          <draw:text-box>
            <text:p text:style-name="a392" text:class-names="" text:cond-style-name=""><text:span text:style-name="a391" text:class-names="">It is an open source project driver by Apache Foundation.</text:span></text:p>
            <text:p text:style-name="a394" text:class-names="" text:cond-style-name=""><text:span text:style-name="a393" text:class-names=""/></text:p>
            <text:p text:style-name="a396" text:class-names="" text:cond-style-name=""><text:span text:style-name="a395" text:class-names="">Free to use for both individual and Companies.</text:span></text:p>
          </draw:text-box>
          <svg:title/>
          <svg:desc/>
        </draw:frame>
        <draw:custom-shape svg:x="5.30309in" svg:y="3.65135in" svg:width="5.23105in" svg:height="0.96278in" draw:id="id66" draw:style-name="a406" draw:name="Rectangle 8">
          <svg:title/>
          <svg:desc/>
          <text:p text:style-name="a400" text:class-names="" text:cond-style-name=""><text:span text:style-name="a398" text:class-names="">Conduct test on any browsers<text:s text:c="1"/></text:span><text:span text:style-name="a399" text:class-names="">like Firefox,</text:span></text:p>
          <text:p text:style-name="a405" text:class-names="" text:cond-style-name=""><text:span text:style-name="a401" text:class-names="">Chrome, Internet<text:s text:c="1"/></text:span><text:span text:style-name="a402" text:class-names="">Explorer,<text:s text:c="1"/></text:span><text:span text:style-name="a403" text:class-names="">Opera and Safari.</text:span><text:span text:style-name="a40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style-name="a407" draw:name="Picture 10" svg:x="10.01198in" svg:y="3.28917in" svg:width="2in" svg:height="1.9341in" style:rel-width="scale" style:rel-height="scale">
          <draw:image xlink:href="media/image2.png" xlink:type="simple" xlink:show="embed" xlink:actuate="onLoad"/>
          <svg:title/>
          <svg:desc/>
        </draw:frame>
        <draw:custom-shape svg:x="4.78094in" svg:y="4.93537in" svg:width="5.23105in" svg:height="0.96278in" draw:id="id68" draw:style-name="a411" draw:name="Rectangle 12">
          <svg:title/>
          <svg:desc/>
          <text:p text:style-name="a410" text:class-names="" text:cond-style-name=""><text:span text:style-name="a408" text:class-names="">Selenium runs on all popular operation systems like Windows, Linux, Mac Ubuntu.</text:span><text:span text:style-name="a40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41736in" svg:y="6.10663in" svg:width="7.53749in" svg:height="0.96278in" draw:id="id69" draw:style-name="a419" draw:name="Rectangle 13">
          <svg:title/>
          <svg:desc/>
          <text:p text:style-name="a418" text:class-names="" text:cond-style-name=""><text:span text:style-name="a412" text:class-names="">Can write</text:span><text:span text:style-name="a413" text:class-names=""><text:s text:c="1"/></text:span><text:span text:style-name="a414" text:class-names="">Selenium testing script in any programming language like Python, Java, C#,<text:s text:c="1"/></text:span><text:span text:style-name="a415" text:class-names="">.Net</text:span><text:span text:style-name="a416" text:class-names="">, Perl and Php.</text:span><text:span text:style-name="a41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" draw:style-name="a420" draw:master-page-name="Master1-Layout1-title-Title-Slide" presentation:presentation-page-layout-name="Master1-PPL1" draw:id="Slide-257">
        <draw:frame draw:id="id70" draw:style-name="a421" draw:name="Picture 15" svg:x="2.80335in" svg:y="5.417in" svg:width="1.82878in" svg:height="1.82878in" style:rel-width="scale" style:rel-height="scale">
          <draw:image xlink:href="media/image3.jpg" xlink:type="simple" xlink:show="embed" xlink:actuate="onLoad"/>
          <svg:title/>
          <svg:desc/>
        </draw:frame>
        <draw:frame draw:id="id71" draw:style-name="a422" draw:name="Picture 17" svg:x="4.99127in" svg:y="4.02587in" svg:width="2.80797in" svg:height="2.80797in" style:rel-width="scale" style:rel-height="scale">
          <draw:image xlink:href="media/image4.jpg" xlink:type="simple" xlink:show="embed" xlink:actuate="onLoad"/>
          <svg:title/>
          <svg:desc/>
        </draw:frame>
        <draw:frame draw:id="id72" draw:style-name="a423" draw:name="Picture 2" svg:x="6.02306in" svg:y="0.53846in" svg:width="6.72566in" svg:height="2.90382in" style:rel-width="scale" style:rel-height="scale">
          <draw:image xlink:href="media/image5.png" xlink:type="simple" xlink:show="embed" xlink:actuate="onLoad"/>
          <svg:title/>
          <svg:desc/>
        </draw:frame>
        <draw:frame draw:id="id73" draw:style-name="a424" draw:name="Picture 4" svg:x="1.14246in" svg:y="3.17399in" svg:width="1.58447in" svg:height="0.96278in" style:rel-width="scale" style:rel-height="scale">
          <draw:image xlink:href="media/image6.png" xlink:type="simple" xlink:show="embed" xlink:actuate="onLoad"/>
          <svg:title/>
          <svg:desc/>
        </draw:frame>
        <draw:frame draw:id="id74" draw:style-name="a425" draw:name="Picture 6" svg:x="2.44421in" svg:y="4.18815in" svg:width="2.54706in" svg:height="1.5477in" style:rel-width="scale" style:rel-height="scale">
          <draw:image xlink:href="media/image7.png" xlink:type="simple" xlink:show="embed" xlink:actuate="onLoad"/>
          <svg:title/>
          <svg:desc/>
        </draw:frame>
        <draw:custom-shape svg:x="0.58461in" svg:y="0.76004in" svg:width="5.23105in" svg:height="0.96278in" draw:id="id75" draw:style-name="a429" draw:name="Rectangle 8">
          <svg:title/>
          <svg:desc/>
          <text:p text:style-name="a428" text:class-names="" text:cond-style-name=""><text:span text:style-name="a426" text:class-names="">Selenium forms an integral part of Continues testing phase in DevOps life Cycle.</text:span><text:span text:style-name="a4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8461in" svg:y="1.99037in" svg:width="5.23105in" svg:height="0.96278in" draw:id="id76" draw:style-name="a433" draw:name="Rectangle 9">
          <svg:title/>
          <svg:desc/>
          <text:p text:style-name="a432" text:class-names="" text:cond-style-name=""><text:span text:style-name="a430" text:class-names="">Selenium can easily integrated with lots of open source tools like Jenkins, TestNG, Maven, JUnit</text:span><text:span text:style-name="a4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draw:style-name="a434" draw:name="Picture 11" svg:x="4.99248in" svg:y="2.95048in" svg:width="1.48913in" svg:height="1.48913in" style:rel-width="scale" style:rel-height="scale">
          <draw:image xlink:href="media/image8.png" xlink:type="simple" xlink:show="embed" xlink:actuate="onLoad"/>
          <svg:title/>
          <svg:desc/>
        </draw:frame>
        <draw:frame draw:id="id78" draw:style-name="a435" draw:name="Picture 13" svg:x="0.61278in" svg:y="4.61398in" svg:width="1.60604in" svg:height="1.60604in" style:rel-width="scale" style:rel-height="scale">
          <draw:image xlink:href="media/image9.jpg" xlink:type="simple" xlink:show="embed" xlink:actuate="onLoad"/>
          <svg:title/>
          <svg:desc/>
        </draw:frame>
      </draw:page>
      <draw:page draw:name="Slide3" draw:style-name="a436" draw:master-page-name="Master1-Layout1-title-Title-Slide" presentation:presentation-page-layout-name="Master1-PPL1" draw:id="Slide-258">
        <draw:frame draw:id="id79" draw:style-name="a437" draw:name="Picture 2" svg:x="0.31535in" svg:y="2.69231in" svg:width="1.42924in" svg:height="0.60826in" style:rel-width="scale" style:rel-height="scale">
          <draw:image xlink:href="media/image10.png" xlink:type="simple" xlink:show="embed" xlink:actuate="onLoad"/>
          <svg:title/>
          <svg:desc/>
        </draw:frame>
        <draw:frame draw:id="id80" draw:style-name="a438" draw:name="Picture 4" svg:x="2.37977in" svg:y="2.11384in" svg:width="1.42924in" svg:height="1.42924in" style:rel-width="scale" style:rel-height="scale">
          <draw:image xlink:href="media/image11.png" xlink:type="simple" xlink:show="embed" xlink:actuate="onLoad"/>
          <svg:title/>
          <svg:desc/>
        </draw:frame>
        <draw:frame draw:id="id81" draw:style-name="a439" draw:name="Picture 6" svg:x="7.05478in" svg:y="2.06128in" svg:width="2.13389in" svg:height="1.9384in" style:rel-width="scale" style:rel-height="scale">
          <draw:image xlink:href="media/image6.png" xlink:type="simple" xlink:show="embed" xlink:actuate="onLoad"/>
          <svg:title/>
          <svg:desc/>
        </draw:frame>
        <draw:custom-shape svg:x="4.22111in" svg:y="1.94431in" svg:width="2.82988in" svg:height="2.17543in" draw:id="id82" draw:style-name="a445" draw:name="Diamond 7">
          <svg:title/>
          <svg:desc/>
          <text:p text:style-name="a444" text:class-names="" text:cond-style-name=""><text:span text:style-name="a440" text:class-names="">Selenium Grid (</text:span><text:span text:style-name="a441" text:class-names="">Distributed Systems</text:span><text:span text:style-name="a442" text:class-names="">)</text:span><text:span text:style-name="a443" text:class-names=""/></text:p>
          <draw:enhanced-geometry xmlns:dr3d="urn:oasis:names:tc:opendocument:xmlns:dr3d:1.0" draw:path-stretchpoint-x="21600" draw:path-stretchpoint-y="21600" draw:type="non-primitive" svg:viewBox="0 0 21600 21600" draw:enhanced-path="M ?f0 ?f7 L ?f11 ?f2 ?f1 ?f7 ?f11 ?f3 Z N" draw:text-areas="?f10 ?f6 ?f12 ?f1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4 / 4"/>
            <draw:equation draw:name="f7" draw:formula="?f2 + ?f5"/>
            <draw:equation draw:name="f8" draw:formula="?f1 - ?f0"/>
            <draw:equation draw:name="f9" draw:formula="?f8 / 2"/>
            <draw:equation draw:name="f10" draw:formula="?f8 / 4"/>
            <draw:equation draw:name="f11" draw:formula="?f0 + ?f9"/>
            <draw:equation draw:name="f12" draw:formula="?f8 * 3 / 4"/>
            <draw:equation draw:name="f13" draw:formula="?f4 * 3 / 4"/>
          </draw:enhanced-geometry>
        </draw:custom-shape>
        <draw:g draw:name="Group 35" draw:id="id83">
          <svg:title/>
          <svg:desc/>
          <draw:custom-shape svg:x="9.89176in" svg:y="1.70202in" svg:width="2.92754in" svg:height="0.53623in" draw:id="id98" draw:style-name="a498" draw:name="Rectangle: Rounded Corners 8">
            <svg:title/>
            <svg:desc/>
            <text:p text:style-name="a497" text:class-names="" text:cond-style-name=""><text:span text:style-name="a495" text:class-names="">Selenium node</text:span><text:span text:style-name="a496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9.89176in" svg:y="3.41216in" svg:width="2.92754in" svg:height="0.53623in" draw:id="id99" draw:style-name="a502" draw:name="Rectangle: Rounded Corners 9">
            <svg:title/>
            <svg:desc/>
            <text:p text:style-name="a501" text:class-names="" text:cond-style-name=""><text:span text:style-name="a499" text:class-names="">Selenium node</text:span><text:span text:style-name="a500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9.89176in" svg:y="5.1223in" svg:width="2.92754in" svg:height="0.53623in" draw:id="id100" draw:style-name="a506" draw:name="Rectangle: Rounded Corners 10">
            <svg:title/>
            <svg:desc/>
            <text:p text:style-name="a505" text:class-names="" text:cond-style-name=""><text:span text:style-name="a503" text:class-names="">Selenium node</text:span><text:span text:style-name="a504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101" draw:style-name="a510" draw:name="TextBox 11" svg:x="10.72683in" svg:y="1.3923in" svg:width="2.47826in" svg:height="0.40391in">
            <draw:text-box>
              <text:p text:style-name="a509" text:class-names="" text:cond-style-name=""><text:span text:style-name="a507" text:class-names="">On Linux</text:span><text:span text:style-name="a508" text:class-names=""/></text:p>
            </draw:text-box>
            <svg:title/>
            <svg:desc/>
          </draw:frame>
          <draw:frame draw:id="id102" draw:style-name="a514" draw:name="TextBox 13" svg:x="10.61089in" svg:y="3.09142in" svg:width="2.47826in" svg:height="0.40391in">
            <draw:text-box>
              <text:p text:style-name="a513" text:class-names="" text:cond-style-name=""><text:span text:style-name="a511" text:class-names="">On Windows</text:span><text:span text:style-name="a512" text:class-names=""/></text:p>
            </draw:text-box>
            <svg:title/>
            <svg:desc/>
          </draw:frame>
          <draw:frame draw:id="id103" draw:style-name="a518" draw:name="TextBox 14" svg:x="10.61089in" svg:y="4.81385in" svg:width="2.47826in" svg:height="0.40391in">
            <draw:text-box>
              <text:p text:style-name="a517" text:class-names="" text:cond-style-name=""><text:span text:style-name="a515" text:class-names="">On Android</text:span><text:span text:style-name="a516" text:class-names=""/></text:p>
            </draw:text-box>
            <svg:title/>
            <svg:desc/>
          </draw:frame>
          <draw:frame draw:id="id104" draw:style-name="a519" draw:name="Picture 16" svg:x="10.0842in" svg:y="2.346in" svg:width="2.54264in" svg:height="0.58472in" style:rel-width="scale" style:rel-height="scale">
            <draw:image xlink:href="media/image12.png" xlink:type="simple" xlink:show="embed" xlink:actuate="onLoad"/>
            <svg:title/>
            <svg:desc/>
          </draw:frame>
          <draw:frame draw:id="id105" draw:style-name="a520" draw:name="Picture 17" svg:x="10.0842in" svg:y="4.05614in" svg:width="2.54264in" svg:height="0.58472in" style:rel-width="scale" style:rel-height="scale">
            <draw:image xlink:href="media/image12.png" xlink:type="simple" xlink:show="embed" xlink:actuate="onLoad"/>
            <svg:title/>
            <svg:desc/>
          </draw:frame>
          <draw:frame draw:id="id106" draw:style-name="a521" draw:name="Picture 18" svg:x="10.0842in" svg:y="5.76721in" svg:width="2.54264in" svg:height="0.58472in" style:rel-width="scale" style:rel-height="scale">
            <draw:image xlink:href="media/image12.png" xlink:type="simple" xlink:show="embed" xlink:actuate="onLoad"/>
            <svg:title/>
            <svg:desc/>
          </draw:frame>
        </draw:g>
        <draw:g draw:name="Group 36" draw:id="id84">
          <svg:title/>
          <svg:desc/>
          <draw:connector draw:type="line" svg:x1="9.29593in" svg:y1="2.01515in" svg:x2="9.29593in" svg:y2="5.4058in" draw:id="id94" draw:style-name="a488" draw:name="Straight Connector 20">
            <svg:title/>
            <svg:desc/>
          </draw:connector>
          <draw:connector draw:type="line" svg:x1="9.2712in" svg:y1="2.00585in" svg:x2="9.76868in" svg:y2="2.00585in" draw:id="id95" draw:style-name="a490" draw:name="Straight Arrow Connector 22">
            <svg:title/>
            <svg:desc/>
          </draw:connector>
          <draw:connector draw:type="line" svg:x1="9.2712in" svg:y1="3.75in" svg:x2="9.76868in" svg:y2="3.75in" draw:id="id96" draw:style-name="a492" draw:name="Straight Arrow Connector 27">
            <svg:title/>
            <svg:desc/>
          </draw:connector>
          <draw:connector draw:type="line" svg:x1="9.29593in" svg:y1="5.4058in" svg:x2="9.79341in" svg:y2="5.4058in" draw:id="id97" draw:style-name="a494" draw:name="Straight Arrow Connector 28">
            <svg:title/>
            <svg:desc/>
          </draw:connector>
        </draw:g>
        <draw:connector draw:type="line" svg:x1="7.07067in" svg:y1="2.99643in" svg:x2="7.56815in" svg:y2="2.99643in" draw:id="id85" draw:style-name="a447" draw:name="Straight Arrow Connector 29">
          <svg:title/>
          <svg:desc/>
        </draw:connector>
        <draw:connector draw:type="line" svg:x1="3.67653in" svg:y1="2.99643in" svg:x2="4.17401in" svg:y2="2.99643in" draw:id="id86" draw:style-name="a449" draw:name="Straight Arrow Connector 30">
          <svg:title/>
          <svg:desc/>
        </draw:connector>
        <draw:connector draw:type="line" svg:x1="1.8484in" svg:y1="3.0151in" svg:x2="2.34588in" svg:y2="3.0151in" draw:id="id87" draw:style-name="a451" draw:name="Straight Arrow Connector 31">
          <svg:title/>
          <svg:desc/>
        </draw:connector>
        <draw:frame draw:id="id88" draw:style-name="a462" draw:name="TextBox 32" svg:x="0.16255in" svg:y="3.45607in" svg:width="1.93843in" svg:height="3.4332in">
          <draw:text-box>
            <text:p text:style-name="a461" text:class-names="" text:cond-style-name=""><text:span text:style-name="a452" text:class-names="">In<text:s text:c="1"/></text:span><text:span text:style-name="a453" text:class-names="">Eclipse<text:s text:c="1"/></text:span><text:span text:style-name="a454" text:class-names="">we will configure all the required selenium<text:s text:c="1"/></text:span><text:span text:style-name="a455" text:class-names="">Webdrivers</text:span><text:span text:style-name="a456" text:class-names="">, and write test codes to test the<text:s text:c="1"/></text:span><text:span text:style-name="a457" text:class-names="">Crowsoft</text:span><text:span text:style-name="a458" text:class-names="">,</text:span><text:span text:style-name="a459" text:class-names=""><text:s text:c="1"/>in any scripting programming language.<text:s text:c="1"/></text:span><text:span text:style-name="a460" text:class-names=""/></text:p>
          </draw:text-box>
          <svg:title/>
          <svg:desc/>
        </draw:frame>
        <draw:frame draw:id="id89" draw:style-name="a468" draw:name="TextBox 33" svg:x="2.22592in" svg:y="3.50222in" svg:width="1.93843in" svg:height="1.61563in">
          <draw:text-box>
            <text:p text:style-name="a467" text:class-names="" text:cond-style-name=""><text:span text:style-name="a463" text:class-names="">Push all the test scrip from local to central repository (</text:span><text:span text:style-name="a464" text:class-names="">GitHub</text:span><text:span text:style-name="a465" text:class-names="">).</text:span><text:span text:style-name="a466" text:class-names=""/></text:p>
          </draw:text-box>
          <svg:title/>
          <svg:desc/>
        </draw:frame>
        <draw:frame draw:id="id90" draw:style-name="a472" draw:name="TextBox 34" svg:x="4.5994in" svg:y="4.31338in" svg:width="1.93843in" svg:height="2.52441in">
          <draw:text-box>
            <text:p text:style-name="a471" text:class-names="" text:cond-style-name=""><text:span text:style-name="a469" text:class-names="">Configure Selenium Grid to run the test on different machine means distributed Systems or remote Systems.</text:span><text:span text:style-name="a470" text:class-names=""/></text:p>
          </draw:text-box>
          <svg:title/>
          <svg:desc/>
        </draw:frame>
        <draw:connector draw:type="line" svg:x1="8.52965in" svg:y1="2.99643in" svg:x2="9.02713in" svg:y2="2.99643in" draw:id="id91" draw:style-name="a474" draw:name="Straight Arrow Connector 37">
          <svg:title/>
          <svg:desc/>
        </draw:connector>
        <draw:frame draw:id="id92" draw:style-name="a478" draw:name="TextBox 38" svg:x="6.9514in" svg:y="4.02107in" svg:width="2.08485in" svg:height="3.4332in">
          <draw:text-box>
            <text:p text:style-name="a477" text:class-names="" text:cond-style-name=""><text:span text:style-name="a475" text:class-names="">Jenkins will all to perform Continuous testing of newly created testing codes or updated/modified testing codes, and send feedback notification through mails.<text:s text:c="1"/></text:span><text:span text:style-name="a476" text:class-names=""/></text:p>
          </draw:text-box>
          <svg:title/>
          <svg:desc/>
        </draw:frame>
        <draw:frame draw:id="id93" draw:style-name="a487" draw:name="TextBox 39" svg:x="2.14493in" svg:y="0.06405in" svg:width="8.08696in" svg:height="1.98587in">
          <draw:text-box>
            <text:p text:style-name="a481" text:class-names="" text:cond-style-name=""><text:span text:style-name="a479" text:class-names="">Selenium</text:span><text:span text:style-name="a480" text:class-names=""><text:s text:c="1"/>Automation Testing Pipeline</text:span></text:p>
            <text:p text:style-name="a483" text:class-names="" text:cond-style-name=""><text:span text:style-name="a482" text:class-names="">for<text:s text:c="1"/></text:span></text:p>
            <text:p text:style-name="a486" text:class-names="" text:cond-style-name=""><text:span text:style-name="a484" text:class-names="">CrowSoft</text:span><text:span text:style-name="a485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448" svg:viewBox="0 0 20 30" svg:d="m10 0-10 30h20z"/>
    <draw:marker draw:name="a489" svg:viewBox="0 0 20 30" svg:d="m10 0-10 30h20z"/>
    <draw:marker draw:name="a473" svg:viewBox="0 0 20 30" svg:d="m10 0-10 30h20z"/>
    <draw:marker draw:name="a450" svg:viewBox="0 0 20 30" svg:d="m10 0-10 30h20z"/>
    <draw:marker draw:name="a491" svg:viewBox="0 0 20 30" svg:d="m10 0-10 30h20z"/>
    <draw:marker draw:name="a446" svg:viewBox="0 0 20 30" svg:d="m10 0-10 30h20z"/>
    <draw:marker draw:name="a493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I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Joji-L00144702</meta:initial-creator>
    <dc:creator>Joji-L00144702</dc:creator>
    <meta:creation-date>2019-04-28T23:07:22Z</meta:creation-date>
    <dc:date>2019-04-29T00:22:18Z</dc:date>
    <meta:editing-cycles>6</meta:editing-cycles>
    <meta:editing-duration>PT4495S</meta:editing-duration>
    <meta:document-statistic meta:paragraph-count="26" meta:word-count="219"/>
  </office:meta>
</office:document-meta>
</file>